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4.464cm" svg:y1="2.876cm" svg:x2="6.722cm" svg:y2="2.876cm">
            <text:p/>
          </draw:line>
          <draw:path draw:z-index="1" draw:style-name="gr1" draw:text-style-name="P1" svg:width="2.204cm" svg:height="3.014cm" draw:transform="skewX (0.00226892802759263) rotate (-0.0745255590601588) translate (4.57879888274243cm 3.04061759218671cm)" svg:viewBox="0 0 2205 3015" svg:d="M0 10c1099 0 1014-10 1014-10l215 3015 976-57">
            <text:p/>
          </draw:path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Vacation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/>
          <table:table-cell/>
          <table:table-cell table:style-name="ce2" office:value-type="string" calcext:value-type="string">
            <text:p>i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serName</text:p>
          </table:table-cell>
          <table:table-cell table:style-name="ce2"/>
          <table:table-cell/>
          <table:table-cell table:style-name="ce2" office:value-type="string" calcext:value-type="string">
            <text:p>userİ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tartDate</text:p>
          </table:table-cell>
          <table:table-cell table:style-name="ce2"/>
          <table:table-cell/>
          <table:table-cell table:style-name="ce2" office:value-type="string" calcext:value-type="string">
            <text:p>ona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sAdmin</text:p>
          </table:table-cell>
          <table:table-cell table:style-name="ce2"/>
          <table:table-cell/>
          <table:table-cell table:style-name="ce2" office:value-type="string" calcext:value-type="string">
            <text:p>startdate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enddate</text:p>
          </table:table-cell>
          <table:table-cell table:style-name="ce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Advance</text:p>
          </table:table-cell>
          <table:covered-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22:38:04.014086618</meta:creation-date>
    <dc:date>2023-04-01T23:17:31.704040380</dc:date>
    <meta:editing-duration>PT17M57S</meta:editing-duration>
    <meta:editing-cycles>5</meta:editing-cycles>
    <meta:generator>LibreOffice/6.4.4.2$Linux_X86_64 LibreOffice_project/40$Build-2</meta:generator>
    <meta:document-statistic meta:table-count="1" meta:cell-count="18" meta:object-count="2"/>
  </office:meta>
</office:document-meta>
</file>